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965" officeooo:paragraph-rsid="000d49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xt documen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6:53:37.515593371</meta:creation-date>
    <dc:date>2021-03-11T16:55:41.921050959</dc:date>
    <meta:editing-duration>PT2M4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8"/>
    <meta:generator>LibreOffice/6.4.6.2$Linux_X86_64 LibreOffice_project/40$Build-2</meta:generator>
  </office:meta>
</office:document-meta>
</file>